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14.7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row table:style-name="ro1">
          <table:table-cell table:style-name="ce1" office:value-type="string" calcext:value-type="string">
            <text:p>Competição</text:p>
          </table:table-cell>
          <table:table-cell table:style-name="ce1" office:value-type="string" calcext:value-type="string">
            <text:p>Times</text:p>
          </table:table-cell>
          <table:table-cell table:style-name="ce1" office:value-type="string" calcext:value-type="string">
            <text:p>Usuários</text:p>
          </table:table-cell>
        </table:table-row>
        <table:table-row table:style-name="ro1">
          <table:table-cell table:style-name="ce2" office:value-type="string" calcext:value-type="string">
            <text:p>II MDP IESB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string" calcext:value-type="string">
            <text:p>II MDP IFB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style-name="ce2" office:value-type="string" calcext:value-type="string">
            <text:p>I MDP Estácio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string" calcext:value-type="string">
            <text:p>Seletiva UnB 2018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table:style-name="Default" office:value-type="string" calcext:value-type="string">
            <text:p>VI Maratona de Programação UnB</text:p>
          </table:table-cell>
          <table:table-cell table:formula="of:=41+13" office:value-type="float" office:value="54" calcext:value-type="float">
            <text:p>54</text:p>
          </table:table-cell>
          <table:table-cell/>
        </table:table-row>
        <table:table-row table:style-name="ro1">
          <table:table-cell table:style-name="Default" office:value-type="string" calcext:value-type="string">
            <text:p>III MDP IFB</text:p>
          </table:table-cell>
          <table:table-cell table:formula="of:=16+20"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/>
          <table:table-cell table:formula="of:=SUM([.B2:.B8])" office:value-type="float" office:value="213" calcext:value-type="float">
            <text:p>213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12:54:54.840870350</meta:creation-date>
    <dc:date>2018-12-16T13:06:20.809263568</dc:date>
    <meta:editing-duration>PT11M30S</meta:editing-duration>
    <meta:editing-cycles>6</meta:editing-cycles>
    <meta:generator>LibreOffice/6.1.3.2$Linux_X86_64 LibreOffice_project/10$Build-2</meta:generator>
    <meta:document-statistic meta:table-count="1" meta:cell-count="17" meta:object-count="0"/>
  </office:meta>
</office:document-meta>
</file>